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lackChancery" svg:font-family="BlackChancery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lackChancery" fo:font-size="100pt" officeooo:rsid="000de3ca" officeooo:paragraph-rsid="000de3ca" style:font-size-asian="87.5pt" style:font-size-complex="10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1757aa" officeooo:paragraph-rsid="001757aa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1c42ed" officeooo:paragraph-rsid="001c42e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11f7ab" officeooo:paragraph-rsid="0011f7ab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16265a" officeooo:paragraph-rsid="0016265a" style:font-size-asian="35pt" style:font-size-complex="4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0de3ca" officeooo:paragraph-rsid="000de3ca" style:font-size-asian="35pt" style:font-size-complex="40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0de3ca" officeooo:paragraph-rsid="0016265a" style:font-size-asian="40pt" style:font-size-complex="4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0de3ca" officeooo:paragraph-rsid="0018d6a5" style:font-size-asian="40pt" style:font-size-complex="4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11ec53" officeooo:paragraph-rsid="0011ec53" style:font-size-asian="40pt" style:font-size-complex="4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40pt" style:text-underline-style="none" officeooo:rsid="000f4e9b" officeooo:paragraph-rsid="00219a36" style:font-size-asian="40pt" style:font-size-complex="4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757aa" officeooo:paragraph-rsid="001757aa" style:font-size-asian="20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5611d" officeooo:paragraph-rsid="0015611d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2ac219" officeooo:paragraph-rsid="002ac219" style:font-size-asian="20pt" style:font-size-complex="2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a7177" officeooo:paragraph-rsid="001a7177" style:font-size-asian="20pt" style:font-size-complex="2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a7177" officeooo:paragraph-rsid="002b469f" style:font-size-asian="20pt" style:font-size-complex="2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a7177" officeooo:paragraph-rsid="002cab5c" style:font-size-asian="20pt" style:font-size-complex="2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a7177" officeooo:paragraph-rsid="002e7828" style:font-size-asian="20pt" style:font-size-complex="2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a7177" officeooo:paragraph-rsid="002edb1c" style:font-size-asian="20pt" style:font-size-complex="2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2b469f" officeooo:paragraph-rsid="002b469f" style:font-size-asian="20pt" style:font-size-complex="2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26f445" officeooo:paragraph-rsid="0027de23" style:font-size-asian="20pt" style:font-size-complex="2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280653" officeooo:paragraph-rsid="00280653" style:font-size-asian="20pt" style:font-size-complex="2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c42ed" officeooo:paragraph-rsid="00292239" style:font-size-asian="20pt" style:font-size-complex="2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1c42ed" officeooo:paragraph-rsid="001c42ed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1c42ed" officeooo:paragraph-rsid="001c42ed" style:font-size-asian="20pt" style:font-size-complex="2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20pt" style:text-underline-style="none" officeooo:rsid="002edb1c" officeooo:paragraph-rsid="002edb1c" style:font-size-asian="20pt" style:font-size-complex="2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BlackChancery" fo:font-size="40pt" style:text-underline-style="none" officeooo:rsid="000de3ca" officeooo:paragraph-rsid="0011f7ab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f4e9b" style:font-size-asian="20pt" style:font-size-complex="20pt"/>
    </style:style>
    <style:style style:name="T3" style:family="text">
      <style:text-properties fo:font-size="20pt" officeooo:rsid="0010a5e5" style:font-size-asian="20pt" style:font-size-complex="20pt"/>
    </style:style>
    <style:style style:name="T4" style:family="text">
      <style:text-properties fo:font-size="20pt" officeooo:rsid="0011f7ab" style:font-size-asian="20pt" style:font-size-complex="20pt"/>
    </style:style>
    <style:style style:name="T5" style:family="text">
      <style:text-properties fo:font-size="20pt" officeooo:rsid="0020eb19" style:font-size-asian="20pt" style:font-size-complex="20pt"/>
    </style:style>
    <style:style style:name="T6" style:family="text">
      <style:text-properties fo:font-size="20pt" officeooo:rsid="00219a36" style:font-size-asian="20pt" style:font-size-complex="20pt"/>
    </style:style>
    <style:style style:name="T7" style:family="text">
      <style:text-properties fo:font-size="20pt" officeooo:rsid="002a9b59" style:font-size-asian="20pt" style:font-size-complex="20pt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officeooo:rsid="000f4e9b" style:font-size-asian="17.5pt" style:font-size-complex="20pt"/>
    </style:style>
    <style:style style:name="T10" style:family="text">
      <style:text-properties fo:font-size="20pt" officeooo:rsid="0010a5e5" style:font-size-asian="17.5pt" style:font-size-complex="20pt"/>
    </style:style>
    <style:style style:name="T11" style:family="text">
      <style:text-properties fo:font-size="20pt" officeooo:rsid="0011ec53" style:font-size-asian="17.5pt" style:font-size-complex="20pt"/>
    </style:style>
    <style:style style:name="T12" style:family="text">
      <style:text-properties style:font-size-asian="40pt"/>
    </style:style>
    <style:style style:name="T13" style:family="text">
      <style:text-properties officeooo:rsid="000f4e9b"/>
    </style:style>
    <style:style style:name="T14" style:family="text">
      <style:text-properties officeooo:rsid="0011ec53"/>
    </style:style>
    <style:style style:name="T15" style:family="text">
      <style:text-properties officeooo:rsid="0011f7ab"/>
    </style:style>
    <style:style style:name="T16" style:family="text">
      <style:text-properties style:text-position="sub 58%" officeooo:rsid="0016265a" style:font-size-asian="40pt"/>
    </style:style>
    <style:style style:name="T17" style:family="text">
      <style:text-properties style:text-position="sub 58%" officeooo:rsid="0016265a"/>
    </style:style>
    <style:style style:name="T18" style:family="text">
      <style:text-properties style:text-position="sub 58%" officeooo:rsid="0018d6a5"/>
    </style:style>
    <style:style style:name="T19" style:family="text">
      <style:text-properties officeooo:rsid="001757aa"/>
    </style:style>
    <style:style style:name="T20" style:family="text">
      <style:text-properties officeooo:rsid="0018d6a5"/>
    </style:style>
    <style:style style:name="T21" style:family="text">
      <style:text-properties officeooo:rsid="001c42ed"/>
    </style:style>
    <style:style style:name="T22" style:family="text">
      <style:text-properties officeooo:rsid="001ef7ed"/>
    </style:style>
    <style:style style:name="T23" style:family="text">
      <style:text-properties officeooo:rsid="00219a36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style:text-line-through-style="none" style:text-line-through-type="none" officeooo:rsid="0026f445"/>
    </style:style>
    <style:style style:name="T26" style:family="text">
      <style:text-properties style:text-line-through-style="none" style:text-line-through-type="none" officeooo:rsid="002cab5c"/>
    </style:style>
    <style:style style:name="T27" style:family="text">
      <style:text-properties style:text-line-through-style="none" style:text-line-through-type="none" officeooo:rsid="002edb1c"/>
    </style:style>
    <style:style style:name="T28" style:family="text">
      <style:text-properties officeooo:rsid="0026f445"/>
    </style:style>
    <style:style style:name="T29" style:family="text">
      <style:text-properties officeooo:rsid="0027de23"/>
    </style:style>
    <style:style style:name="T30" style:family="text">
      <style:text-properties officeooo:rsid="00292239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officeooo:rsid="002b46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res:</text:p>
      <text:list xml:id="list1807019526" text:style-name="L1">
        <text:list-item>
          <text:p text:style-name="P5">Usuario:<text:span text:style-name="T8">Todo tipo de usuario del software.</text:span></text:p>
        </text:list-item>
        <text:list-item>
          <text:p text:style-name="P6">Cliente<text:span text:style-name="T12">(en linea)</text:span><text:span text:style-name="T16">Creador</text:span>:<text:span text:style-name="T1">Usuario </text:span><text:span text:style-name="T3">que </text:span><text:span text:style-name="T1">emplea </text:span><text:span text:style-name="T2">el software</text:span><text:span text:style-name="T1"> para realizar </text:span><text:span text:style-name="T2">una </text:span><text:span text:style-name="T5">compra</text:span><text:span text:style-name="T1"> </text:span><text:span text:style-name="T2">en linea</text:span><text:span text:style-name="T1">.</text:span></text:p>
        </text:list-item>
        <text:list-item>
          <text:p text:style-name="P7"><text:span text:style-name="T13">Cajero</text:span>(Físico)<text:span text:style-name="T17">Creador</text:span>:<text:span text:style-name="T9">Usuario </text:span><text:span text:style-name="T10">que</text:span><text:span text:style-name="T9"> </text:span><text:span text:style-name="T1">emplea </text:span><text:span text:style-name="T2">el software</text:span><text:span text:style-name="T1"> para </text:span><text:span text:style-name="T2">registrar</text:span><text:span text:style-name="T1"> </text:span><text:span text:style-name="T2">una venta</text:span><text:span text:style-name="T1"> </text:span><text:span text:style-name="T2">(Se diferencia del cliente en que no </text:span><text:span text:style-name="T5">solicita un envío</text:span><text:span text:style-name="T2">).</text:span></text:p>
        </text:list-item>
        <text:list-item>
          <text:p text:style-name="P8"><text:span text:style-name="T20">A</text:span><text:span text:style-name="T13">dmin</text:span><text:span text:style-name="T15">istrador</text:span><text:span text:style-name="T17">Creador?</text:span><text:span text:style-name="T18">&amp;Almacén</text:span><text:span text:style-name="T13">:</text:span></text:p>
          <text:p text:style-name="P8"><text:span text:style-name="T10">Usuario encarga de la supervisión das ventas, inventario y tod</text:span><text:span text:style-name="T11">a</text:span><text:span text:style-name="T10"> información relacionada con la tienda.</text:span></text:p>
        </text:list-item>
        <text:list-item>
          <text:p text:style-name="P9">Creador:<text:span text:style-name="T4">Usuario capaz de crear y registrar </text:span><text:span text:style-name="T7">pedidos</text:span><text:span text:style-name="T4">.</text:span></text:p>
        </text:list-item>
        <text:list-item>
          <text:p text:style-name="P10"><text:span text:style-name="T19">Empleado </text:span><text:span text:style-name="T23">de </text:span><text:span text:style-name="T14">Almacén ?:</text:span></text:p>
          <text:p text:style-name="P10"><text:span text:style-name="T4">Usuario encargado de recibir las </text:span><text:span text:style-name="T6">ó</text:span><text:span text:style-name="T4">rdenes de envío, </text:span><text:span text:style-name="T6">modificar</text:span><text:span text:style-name="T4"> los objetos de inventario y preparar</text:span><text:span text:style-name="T6"> </text:span><text:span text:style-name="T4">los </text:span><text:span text:style-name="T6">envíos</text:span><text:span text:style-name="T4">.</text:span></text:p>
        </text:list-item>
      </text:list>
      <text:p text:style-name="P4"/>
      <text:p text:style-name="P4"/>
      <text:list xml:id="list182010378989648" text:continue-numbering="true" text:style-name="L1">
        <text:list-header>
          <text:p text:style-name="P26"><text:soft-page-break/><text:span text:style-name="T15">C</text:span><text:span text:style-name="T21">asos</text:span><text:span text:style-name="T15"> de uso</text:span>:</text:p>
          <text:p text:style-name="P11">Usuario:</text:p>
        </text:list-header>
        <text:list-item>
          <text:p text:style-name="P12">Iniciar sesión</text:p>
        </text:list-item>
        <text:list-item>
          <text:p text:style-name="P12">Registrar <text:span text:style-name="T19">cliente nuevo</text:span></text:p>
        </text:list-item>
        <text:list-item>
          <text:p text:style-name="P11">Buscar producto</text:p>
        </text:list-item>
        <text:list-item>
          <text:p text:style-name="P11">Eliminar este usuario<text:span text:style-name="T20">(</text:span>PreCD<text:span text:style-name="T20">:Sesion iniciada)</text:span>?</text:p>
        </text:list-item>
      </text:list>
      <text:p text:style-name="P2"/>
      <text:list xml:id="list182010687998016" text:continue-numbering="true" text:style-name="L1">
        <text:list-header>
          <text:p text:style-name="P11"><text:span text:style-name="T21">Creador</text:span>:</text:p>
        </text:list-header>
        <text:list-item>
          <text:p text:style-name="P11"><text:span text:style-name="T21">Crear orden</text:span> un producto</text:p>
        </text:list-item>
        <text:list-item>
          <text:p text:style-name="P13">Cancelar pedido?</text:p>
        </text:list-item>
        <text:list-item>
          <text:p text:style-name="P11">Pedir <text:span text:style-name="T20">reembolso ?</text:span></text:p>
        </text:list-item>
        <text:list-item>
          <text:p text:style-name="P14">Ver historial de compras</text:p>
          <text:p text:style-name="P11"/>
          <text:p text:style-name="P11">Administrador</text:p>
        </text:list-item>
        <text:list-item>
          <text:p text:style-name="P14">Crear cualquier tipo de usuario?</text:p>
        </text:list-item>
        <text:list-item>
          <text:p text:style-name="P16">Borrar cualquier tipo de usuario?</text:p>
        </text:list-item>
        <text:list-item>
          <text:p text:style-name="P25">Editar tipo de usuario</text:p>
        </text:list-item>
        <text:list-item>
          <text:p text:style-name="P17"><text:span text:style-name="T25">Crear usuario de cualquier tipo</text:span></text:p>
        </text:list-item>
        <text:list-item>
          <text:p text:style-name="P18"><text:span text:style-name="T27">Borrar </text:span><text:span text:style-name="T25">usuario de cualquier tipo</text:span></text:p>
        </text:list-item>
        <text:list-item>
          <text:p text:style-name="P17"><text:span text:style-name="T25">Editar usuario </text:span><text:span text:style-name="T26">de </text:span><text:span text:style-name="T25">cualquier tipo</text:span></text:p>
        </text:list-item>
        <text:list-item>
          <text:p text:style-name="P15">Editar los tipos de <text:span text:style-name="T28">Producto</text:span> en venta?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<text:span text:style-name="T32">|</text:span>→ <text:span text:style-name="T32">Alta producto</text:span></text:p>
                              <text:p text:style-name="P19">|→ Baja producto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Acceso a datos estadístic<text:span text:style-name="T22">o</text:span>s del software?</text:p>
        </text:list-item>
        <text:list-item>
          <text:p text:style-name="P25">Editar productos</text:p>
        </text:list-item>
      </text:list>
      <text:p text:style-name="P3"/>
      <text:p text:style-name="P3"><text:tab/>Cajero(Físico): N/a</text:p>
      <text:p text:style-name="P3"/>
      <text:p text:style-name="P3"><text:tab/>Cliente(En linea)</text:p>
      <text:p text:style-name="P3"/>
      <text:p text:style-name="P3"><text:soft-page-break/></text:p>
      <text:p text:style-name="P3"/>
      <text:list xml:id="list182011913481461" text:continue-numbering="true" text:style-name="L1">
        <text:list-item>
          <text:p text:style-name="P20">Pedir envío de pedido?</text:p>
          <text:list>
            <text:list-item>
              <text:p text:style-name="P21">Quizá poidamos subilo a Creador se pensamos na posibilidade de facer unha compra física na que queiramos entrega a domicilio; ou compra online e queiramos recollelo en unha tienda</text:p>
            </text:list-item>
          </text:list>
        </text:list-item>
      </text:list>
      <text:p text:style-name="P3"/>
      <text:list xml:id="list182010890490773" text:continue-numbering="true" text:style-name="L1">
        <text:list-header>
          <text:p text:style-name="P22">Empleado <text:span text:style-name="T30">de a</text:span>lmacén:</text:p>
        </text:list-header>
        <text:list-item>
          <text:p text:style-name="P23"><text:span text:style-name="T29">Ver</text:span> inventario</text:p>
        </text:list-item>
        <text:list-item>
          <text:p text:style-name="P23">Editar el inventari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lackChancery" svg:font-family="BlackChancery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16:27:33.396000000</meta:creation-date>
    <dc:date>2023-03-02T18:20:09.786000000</dc:date>
    <meta:editing-duration>PT30M37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40" meta:word-count="244" meta:character-count="1447" meta:non-whitespace-character-count="1276"/>
  </office:meta>
</office:document-meta>
</file>